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89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>
      <style:table-column-properties style:column-width="48.75pt" style:use-optimal-column-width="true"/>
    </style:style>
    <style:style style:name="ACOL-13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A-H1-2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239999999999999">
            <text:p>1.4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 et al. 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A-H1-5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240000000000001">
            <text:p>1.6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 et al. 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A-H1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24">
            <text:p>1.5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 et al. 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A-H2-1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24">
            <text:p>1.7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 et al. 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A-H2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 et al. 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entral_Jav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A-H2-7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 et al. 201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 table:number-rows-repeated="7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7" gnm:cursor-row="3">
          <gnm:selection gnm:start-col="7" gnm:start-row="3" gnm:end-col="7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6T08:40:5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